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WP', 'Segoe UI WPC', Tahoma, Arial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212121" loext:opacity="100%" style:font-name="Segoe UI" fo:font-size="16pt" fo:letter-spacing="normal" fo:font-style="normal" fo:font-weight="normal" style:font-size-asian="16pt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variant="normal" fo:text-transform="none" fo:color="#212121" loext:opacity="100%" fo:font-size="16pt" fo:letter-spacing="normal" style:font-size-asian="16pt" style:font-size-complex="16pt"/>
    </style:style>
    <style:style style:name="T4" style:family="text">
      <style:text-properties fo:font-variant="normal" fo:text-transform="none" style:font-name="Segoe UI" fo:font-size="16pt" fo:letter-spacing="normal" fo:font-style="normal" fo:font-weight="normal" style:font-size-asian="16pt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Здравствуйте! Высылаю задание на Лабораторную работу № 3: на базе формы Лабораторной работы № 1 разработать веб-приложение для отправки данных на сервер, записи их в текстовый файл (например, databases.txt) и вывод отправленных данных на экран в табличном виде из файла databases.txt. Язык программирования на сервере - php.</text:span><text:span text:style-name="T2"><text:line-break/><text:line-break/></text:span><text:span text:style-name="T1">1. Количество файлов проекта (.php, .html и т.п.) не ограниченно.</text:span><text:span text:style-name="T2"><text:line-break/></text:span><text:span text:style-name="T1">2. Для обозначения стартового файла желательно использовать наименование index.php (или index.html).</text:span><text:span text:style-name="T2"><text:line-break/></text:span><text:span text:style-name="T1">3. Необходимо добавить в форму поле 'Номер записи' (или другое) однозначно определяющую каждую запись в файле. Это поле ввода можно включить в таблицу или сделать отдельно.</text:span><text:span text:style-name="T2"><text:line-break/></text:span><text:span text:style-name="T1">4. При запуске приложения, должна осуществляться проверка существования файла databases.txt:</text:span><text:span text:style-name="T2"><text:line-break/></text:span><text:span text:style-name="T3">   </text:span><text:span text:style-name="T1">-- если он существует, должна сразу выводится информация в окно браузера из данного файла</text:span><text:span text:style-name="T2"><text:line-break/></text:span><text:span text:style-name="T3">   </text:span><text:span text:style-name="T1">-- в противном случае, файл должен быть создан средствами PHP.</text:span><text:span text:style-name="T2"><text:line-break/></text:span><text:span text:style-name="T1">5. В записи должно обязательно присутствовать не менее 4-х полей вашей формы следующих типов: text, data, select, textarea. Если полей одного типа несколько, выбираете любой на ваше усмотрение. Если в форме отсутствует тип data, то он заменяется типом radio. Если есть желание и возможности, в файл можно выводить больше полей или даже все, но это не обязательно.</text:span><text:span text:style-name="T2"><text:line-break/></text:span><text:span text:style-name="T1">6. Необходимо предусмотреть возможность перезаписи переданных данных в файле databases.txt в соответствии со значением параметра "Номер записи" исходной формы. Иными словами, если вы ввели в поле 'Номер записи' значение, которое уже существует в файле, то запись перезаписывается. Если такого номера нет, то запись добавляется.</text:span><text:span text:style-name="T2"><text:line-break/></text:span><text:span text:style-name="T1">7. Вывод данных из файла в табличном виде осуществляется одновременно с формой в том же окне при старте приложения или при нажатии кнопки 'Отправить' (или ее аналога). Вывод </text:span><text:soft-page-break/><text:span text:style-name="T1">осуществляется либо после основной формы - предпочтительно, либо до.</text:span><text:span text:style-name="T2"><text:line-break/><text:line-break/></text:span><text:span text:style-name="T1">ПРИМЕЧАНИЕ: 1. По сути данное приложение предназначено для формирования базы данных в текстовом файле без использования СУБД.</text:span><text:span text:style-name="T2"><text:line-break/></text:span><text:span text:style-name="T3">            </text:span><text:span text:style-name="T1">2. В прикрепленном файле показан некий вариант вывода данных из текстового файла в окно браузера. Вариант  гипотетический, вы должны использовать свои данные.</text:span><text:span text:style-name="T2"><text:line-break/></text:span><text:span text:style-name="T3">            </text:span><text:span text:style-name="T1">3. Очевидно, в данной работе ваша машина должна работать в режиме и web-сервера и web-клиента одновременно. Запуск  приложения может осуществляться как </text:span><text:a xlink:type="simple" xlink:href="http://localhost/index.php" office:target-frame-name="_blank" xlink:show="new" text:style-name="Internet_20_link" text:visited-style-name="Visited_20_Internet_20_Link"><text:span text:style-name="T4">http://localhost/index.php</text:span></text:a><text:span text:style-name="T3">  </text:span><text:span text:style-name="T1">или </text:span><text:a xlink:type="simple" xlink:href="http://xn--80aajzhsz/index.php" office:target-frame-name="_blank" xlink:show="new" text:style-name="Internet_20_link" text:visited-style-name="Visited_20_Internet_20_Link"><text:span text:style-name="T4">http://каталог/index.php</text:span></text:a><text:span text:style-name="T3"> </text:span><text:span text:style-name="T1">(или что-то подобное).</text:span><text:span text:style-name="T2"><text:line-break/></text:span><text:span text:style-name="T3">            </text:span><text:span text:style-name="T1">4. В случае возникновения вопросов - пишите письма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WP', 'Segoe UI WPC', Tahom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5:49:04.875000000</meta:creation-date>
    <dc:date>2024-11-13T15:49:29.020000000</dc:date>
    <meta:editing-duration>PT24S</meta:editing-duration>
    <meta:editing-cycles>1</meta:editing-cycles>
    <meta:document-statistic meta:table-count="0" meta:image-count="0" meta:object-count="0" meta:page-count="2" meta:paragraph-count="1" meta:word-count="340" meta:character-count="2459" meta:non-whitespace-character-count="2072"/>
    <meta:generator>LibreOffice/24.8.0.3$Windows_X86_64 LibreOffice_project/0bdf1299c94fe897b119f97f3c613e9dca6be583</meta:generator>
  </office:meta>
</office:document-meta>
</file>